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3" style:family="graphic" style:parent-style-name="standard">
      <style:graphic-properties svg:stroke-color="#aadcf7" draw:fill-color="#aadcf7" draw:textarea-horizontal-align="justify" draw:textarea-vertical-align="middle" draw:auto-grow-height="false" fo:min-height="1.223cm" fo:min-width="0.91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aadcf7" draw:fill-color="#aadcf7" draw:textarea-horizontal-align="justify" draw:textarea-vertical-align="middle" draw:auto-grow-height="false" fo:min-height="1.57cm" fo:min-width="1.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adcf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874cm" svg:height="0.962cm" svg:x="0.926cm" svg:y="8.417cm">
          <draw:text-box>
            <text:p>input</text:p>
          </draw:text-box>
        </draw:frame>
        <draw:frame draw:style-name="gr2" draw:text-style-name="P1" xml:id="id12" draw:id="id12" draw:layer="layout" svg:width="2.263cm" svg:height="0.962cm" svg:x="26.604cm" svg:y="8.42cm">
          <draw:text-box>
            <text:p>output</text:p>
          </draw:text-box>
        </draw:frame>
        <draw:custom-shape draw:style-name="gr3" draw:text-style-name="P3" xml:id="id2" draw:id="id2" draw:layer="layout" svg:width="2cm" svg:height="2.083cm" svg:x="4.633cm" svg:y="7.858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8cm" svg:y1="8.898cm" svg:x2="4.633cm" svg:y2="8.9cm" draw:start-shape="id1" draw:start-glue-point="1" draw:end-shape="id2" draw:end-glue-point="6" svg:d="M2800 8898h916v2h917" svg:viewBox="0 0 1834 3">
          <text:p/>
        </draw:connector>
        <draw:custom-shape draw:style-name="gr5" draw:text-style-name="P3" xml:id="id3" draw:id="id3" draw:layer="layout" svg:width="1.91cm" svg:height="1.82cm" svg:x="2.848cm" svg:y="10.883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.8cm" svg:y1="8.898cm" svg:x2="3.803cm" svg:y2="10.883cm" draw:start-shape="id1" draw:start-glue-point="1" draw:end-shape="id3" draw:end-glue-point="0" svg:d="M2800 8898h1003v1985" svg:viewBox="0 0 1004 1986">
          <text:p/>
        </draw:connector>
        <draw:connector draw:style-name="gr4" draw:text-style-name="P4" draw:layer="layout" svg:x1="4.758cm" svg:y1="11.793cm" svg:x2="5.633cm" svg:y2="9.941cm" draw:start-shape="id3" draw:start-glue-point="1" draw:end-shape="id2" draw:end-glue-point="8" svg:d="M4758 11793h875v-1852" svg:viewBox="0 0 876 1853">
          <text:p/>
        </draw:connector>
        <draw:frame draw:style-name="gr6" draw:text-style-name="P1" xml:id="id4" draw:id="id4" draw:layer="layout" svg:width="1.035cm" svg:height="0.962cm" svg:x="7.731cm" svg:y="8.42cm">
          <draw:text-box>
            <text:p>...</text:p>
          </draw:text-box>
        </draw:frame>
        <draw:connector draw:style-name="gr4" draw:text-style-name="P4" draw:layer="layout" svg:x1="6.633cm" svg:y1="8.9cm" svg:x2="7.731cm" svg:y2="8.901cm" draw:start-shape="id2" draw:start-glue-point="10" draw:end-shape="id4" draw:end-glue-point="3" svg:d="M6633 8900h550v1h548" svg:viewBox="0 0 1099 2">
          <text:p/>
        </draw:connector>
        <draw:frame draw:style-name="gr7" draw:text-style-name="P1" draw:layer="layout" svg:width="0.714cm" svg:height="0.962cm" svg:x="5.064cm" svg:y="10.144cm">
          <draw:text-box>
            <text:p>-</text:p>
          </draw:text-box>
        </draw:frame>
        <draw:custom-shape draw:style-name="gr3" draw:text-style-name="P3" xml:id="id6" draw:id="id6" draw:layer="layout" svg:width="2cm" svg:height="2.083cm" svg:x="10.118cm" svg:y="7.8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1.91cm" svg:height="1.82cm" svg:x="8.333cm" svg:y="10.88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243cm" svg:y1="11.79cm" svg:x2="11.118cm" svg:y2="9.943cm" draw:start-shape="id5" draw:start-glue-point="1" draw:end-shape="id6" draw:end-glue-point="8" svg:d="M10243 11790h875v-1847" svg:viewBox="0 0 876 1848">
          <text:p/>
        </draw:connector>
        <draw:frame draw:style-name="gr7" draw:text-style-name="P1" draw:layer="layout" svg:width="0.714cm" svg:height="0.962cm" svg:x="10.549cm" svg:y="10.125cm">
          <draw:text-box>
            <text:p>-</text:p>
          </draw:text-box>
        </draw:frame>
        <draw:connector draw:style-name="gr4" draw:text-style-name="P4" draw:layer="layout" svg:x1="8.766cm" svg:y1="8.901cm" svg:x2="10.118cm" svg:y2="8.902cm" draw:start-shape="id4" draw:start-glue-point="1" draw:end-shape="id6" draw:end-glue-point="6" svg:d="M8766 8901h676v1h676" svg:viewBox="0 0 1353 2">
          <text:p/>
        </draw:connector>
        <draw:connector draw:style-name="gr4" draw:text-style-name="P4" draw:layer="layout" svg:x1="8.766cm" svg:y1="8.901cm" svg:x2="9.288cm" svg:y2="10.88cm" draw:start-shape="id4" draw:start-glue-point="1" draw:end-shape="id5" draw:end-glue-point="0" svg:d="M8766 8901h522v1979" svg:viewBox="0 0 523 1980">
          <text:p/>
        </draw:connector>
        <draw:line draw:style-name="gr8" draw:text-style-name="P4" draw:layer="layout" svg:x1="13.446cm" svg:y1="8.874cm" svg:x2="14.716cm" svg:y2="8.239cm">
          <text:p/>
        </draw:line>
        <draw:line draw:style-name="gr8" draw:text-style-name="P4" draw:layer="layout" svg:x1="12.049cm" svg:y1="8.874cm" svg:x2="13.446cm" svg:y2="8.874cm">
          <text:p/>
        </draw:line>
        <draw:frame draw:style-name="gr9" draw:text-style-name="P1" draw:layer="layout" svg:width="1.383cm" svg:height="0.962cm" svg:x="13.554cm" svg:y="7.458cm">
          <draw:text-box>
            <text:p>1:L</text:p>
          </draw:text-box>
        </draw:frame>
        <draw:custom-shape draw:style-name="gr3" draw:text-style-name="P3" xml:id="id7" draw:id="id7" draw:layer="layout" svg:width="2cm" svg:height="2.083cm" svg:x="15.272cm" svg:y="7.858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-0.228cm" svg:x1="15.311cm" svg:y1="8.89cm" svg:x2="15.272cm" svg:y2="8.9cm" draw:end-shape="id7" draw:end-glue-point="6" svg:d="M15311 8890h-768v10h729" svg:viewBox="0 0 769 11">
          <text:p/>
        </draw:connector>
        <draw:custom-shape draw:style-name="gr5" draw:text-style-name="P3" xml:id="id8" draw:id="id8" draw:layer="layout" svg:width="1.91cm" svg:height="1.82cm" svg:x="16.737cm" svg:y="10.88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6.737cm" svg:y1="11.79cm" svg:x2="16.272cm" svg:y2="9.941cm" draw:start-shape="id8" draw:start-glue-point="3" draw:end-shape="id7" draw:end-glue-point="8" svg:d="M16737 11790h-465v-1849" svg:viewBox="0 0 466 1850">
          <text:p/>
        </draw:connector>
        <draw:frame draw:style-name="gr6" draw:text-style-name="P1" xml:id="id9" draw:id="id9" draw:layer="layout" svg:width="1.035cm" svg:height="0.962cm" svg:x="19.866cm" svg:y="8.42cm">
          <draw:text-box>
            <text:p>...</text:p>
          </draw:text-box>
        </draw:frame>
        <draw:connector draw:style-name="gr4" draw:text-style-name="P4" draw:layer="layout" svg:x1="17.272cm" svg:y1="8.9cm" svg:x2="19.866cm" svg:y2="8.901cm" draw:start-shape="id7" draw:start-glue-point="10" draw:end-shape="id9" draw:end-glue-point="3" svg:d="M17272 8900h1298v1h1296" svg:viewBox="0 0 2595 2">
          <text:p/>
        </draw:connector>
        <draw:custom-shape draw:style-name="gr3" draw:text-style-name="P3" xml:id="id10" draw:id="id10" draw:layer="layout" svg:width="2cm" svg:height="2.083cm" svg:x="21.893cm" svg:y="7.8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9.015cm" svg:y1="8.925cm" svg:x2="18.647cm" svg:y2="11.79cm" draw:end-shape="id8" draw:end-glue-point="1" svg:d="M19015 8925h133v2865h-501" svg:viewBox="0 0 502 2866">
          <text:p/>
        </draw:connector>
        <draw:connector draw:style-name="gr4" draw:text-style-name="P4" draw:layer="layout" svg:x1="20.901cm" svg:y1="8.901cm" svg:x2="21.893cm" svg:y2="8.902cm" draw:start-shape="id9" draw:start-glue-point="1" draw:end-shape="id10" draw:end-glue-point="6" svg:d="M20901 8901h496v1h496" svg:viewBox="0 0 993 2">
          <text:p/>
        </draw:connector>
        <draw:custom-shape draw:style-name="gr5" draw:text-style-name="P3" xml:id="id11" draw:id="id11" draw:layer="layout" svg:width="1.91cm" svg:height="1.82cm" svg:x="23.337cm" svg:y="10.88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3.337cm" svg:y1="11.79cm" svg:x2="22.893cm" svg:y2="9.943cm" draw:start-shape="id11" draw:start-glue-point="3" draw:end-shape="id10" draw:end-glue-point="8" svg:d="M23337 11790h-444v-1847" svg:viewBox="0 0 445 1848">
          <text:p/>
        </draw:connector>
        <draw:connector draw:style-name="gr4" draw:text-style-name="P4" draw:layer="layout" svg:x1="23.893cm" svg:y1="8.902cm" svg:x2="26.604cm" svg:y2="8.901cm" draw:start-shape="id10" draw:start-glue-point="10" draw:end-shape="id12" svg:d="M23893 8902h1357v-1h1354" svg:viewBox="0 0 2712 2">
          <text:p/>
        </draw:connector>
        <draw:connector draw:style-name="gr4" draw:text-style-name="P4" draw:layer="layout" svg:x1="25.964cm" svg:y1="8.89cm" svg:x2="25.247cm" svg:y2="11.79cm" draw:end-shape="id11" draw:end-glue-point="1" svg:d="M25964 8890h-108v2900h-609" svg:viewBox="0 0 718 2901">
          <text:p/>
        </draw:connector>
        <draw:frame draw:style-name="gr10" draw:text-style-name="P5" draw:layer="layout" svg:width="6.759cm" svg:height="1.119cm" svg:x="4.702cm" svg:y="6.207cm">
          <draw:text-box>
            <text:p><text:span text:style-name="T1">Comb filter stages</text:span></text:p>
          </draw:text-box>
        </draw:frame>
        <draw:frame draw:style-name="gr11" draw:text-style-name="P7" draw:layer="layout" svg:width="7.62cm" svg:height="2.139cm" svg:x="17.448cm" svg:y="6.207cm">
          <draw:text-box>
            <text:p text:style-name="P6"><text:span text:style-name="T1">Integrator st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20-01-04T00:23:51.958648331</dc:date>
    <meta:editing-duration>PT54M3S</meta:editing-duration>
    <meta:editing-cycles>22</meta:editing-cycles>
    <meta:generator>LibreOffice/5.2.7.2$Linux_X86_64 LibreOffice_project/20m0$Build-2</meta:generator>
    <meta:document-statistic meta:object-count="34"/>
  </office:meta>
</office:document-meta>
</file>